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81cm" style:rel-column-width="37035*"/>
    </style:style>
    <style:style style:name="Table1.B" style:family="table-column">
      <style:table-column-properties style:column-width="7.373cm" style:rel-column-width="28500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Thorndale AMT1"/>
    </style:style>
    <style:style style:name="P2" style:family="paragraph" style:parent-style-name="Table_20_Heading">
      <style:paragraph-properties fo:text-align="center" style:justify-single-word="false"/>
      <style:text-properties style:font-name="Thorndale AMT1"/>
    </style:style>
    <style:style style:name="P3" style:family="paragraph" style:parent-style-name="Table_20_Contents">
      <style:text-properties style:font-name="Thorndale AMT1"/>
    </style:style>
    <style:style style:name="P4" style:family="paragraph" style:parent-style-name="Table_20_Contents">
      <style:paragraph-properties fo:text-align="end" style:justify-single-word="false"/>
      <style:text-properties style:font-name="Thorndale AMT1"/>
    </style:style>
    <style:style style:name="P5" style:family="paragraph" style:parent-style-name="Standard">
      <style:paragraph-properties fo:margin-left="11.28cm" fo:margin-right="0cm" fo:text-indent="0cm" style:auto-text-indent="false"/>
      <style:text-properties style:font-name="Thorndale AMT1"/>
    </style:style>
    <style:style style:name="P6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Thorndale AMT1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.203cm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lbany AMT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6"><text:placeholder text:placeholder-type="text">&lt;setLang(packing.delivery_address.party.lang and packing.delivery_address.party.lang.code or 'en_US')&gt;</text:placeholder><text:placeholder text:placeholder-type="text">&lt;packing.setLang(packing.delivery_address.party.lang and packing.delivery_address.party.lang.code or 'en_US')&gt;</text:placeholder><text:placeholder text:placeholder-type="text">&lt;packing.delivery_address.party.type and (packing.delivery_address.party.type.name + ' ') or ''&gt;</text:placeholder><text:placeholder text:placeholder-type="text">&lt;packing.delivery_address.party.name&gt;</text:placeholder></text:p>
      <text:p text:style-name="P5"><text:placeholder text:placeholder-type="text">&lt;packing.delivery_address.name or ''&gt;</text:placeholder></text:p>
      <text:p text:style-name="P5"><text:placeholder text:placeholder-type="text">&lt;packing.delivery_address.street or ''&gt;</text:placeholder></text:p>
      <text:p text:style-name="P5"><text:placeholder text:placeholder-type="text">&lt;packing.delivery_address.streetbis or ''&gt;</text:placeholder></text:p>
      <text:p text:style-name="P5"><text:placeholder text:placeholder-type="text">&lt;packing.delivery_address.zip or ''&gt;</text:placeholder> <text:placeholder text:placeholder-type="text">&lt;packing.delivery_address.city or ''&gt;</text:placeholder></text:p>
      <text:p text:style-name="P5"><text:placeholder text:placeholder-type="text">&lt;packing.delivery_address.state and packing.delivery_address.state.name or ''&gt;</text:placeholder></text:p>
      <text:p text:style-name="P5"><text:placeholder text:placeholder-type="text">&lt;packing.delivery_address.country and packing.delivery_address.country.name or ''&gt;</text:placeholder></text:p>
      <text:p text:style-name="P7"><text:span text:style-name="T3">Packing</text:span><text:span text:style-name="T1"> List</text:span></text:p>
      <text:p text:style-name="P8"><text:span text:style-name="T1">Packing Number:</text:span> <text:placeholder text:placeholder-type="text">&lt;packing.code&gt;</text:placeholder><text:span text:style-name="T2"><text:line-break/></text:span><text:span text:style-name="T1">Customer Code:</text:span><text:span text:style-name="T2"> </text:span><text:span text:style-name="T2"><text:placeholder text:placeholder-type="text">&lt;packing.customer.code&gt;</text:placeholder></text:span><text:span text:style-name="T2"><text:line-break/></text:span><text:span text:style-name="T1">Reference:</text:span><text:span text:style-name="T2"> </text:span><text:span text:style-name="T2"><text:placeholder text:placeholder-type="text">&lt;packing.reference or ''&gt;</text:placeholder></text:span><text:span text:style-name="T2"><text:line-break/></text:span><text:span text:style-name="T1">Date: </text:span><text:span text:style-name="T1"><text:placeholder text:placeholder-type="text">&lt;formatLang(packing.effective_date and packing.effective_date.strftime("%Y-%m-%d") or datetime.datetime.today().strftime("%Y-%m-%d"), date=True, language=(packing.delivery_address.party.lang and packing.delivery_address.party.lang.code or 'en_US'))&gt;</text:placeholder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Product</text:p>
            </table:table-cell>
            <table:table-cell table:style-name="Table1.B1" office:value-type="string">
              <text:p text:style-name="P2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3"><text:placeholder text:placeholder-type="text">&lt;for each="move in packing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3"><text:placeholder text:placeholder-type="text">&lt;product_name(move.product.id, packing.delivery_address.party.lang and packing.delivery_address.party.lang.code or 'en_US')&gt;</text:placeholder></text:p>
          </table:table-cell>
          <table:table-cell table:style-name="Table1.A2" office:value-type="string">
            <text:p text:style-name="P4"><text:placeholder text:placeholder-type="text">&lt;formatLang(move.quantity, digits=move.unit_digits, language=(packing.delivery_address.party.lang and packing.delivery_address.party.lang.code or 'en_US')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1" svg:font-family="'Thorndale AMT'" style:font-family-generic="roman"/>
    <style:font-face style:name="Albany AMT1" svg:font-family="'Albany AMT'" style:font-family-generic="swis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9:02</meta:creation-date>
    <dc:date>2008-08-26T19:04:13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7" meta:word-count="10" meta:character-count="102"/>
  </office:meta>
</office:document-meta>
</file>